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da7d8" draw:textarea-horizontal-align="justify" draw:textarea-vertical-align="middle" draw:auto-grow-height="false" fo:min-height="2.432cm" fo:min-width="3.438cm"/>
    </style:style>
    <style:style style:name="gr2" style:family="graphic" style:parent-style-name="standard">
      <style:graphic-properties draw:textarea-horizontal-align="justify" draw:textarea-vertical-align="middle" draw:auto-grow-height="false" fo:min-height="13.745cm" fo:min-width="8.555cm"/>
    </style:style>
    <style:style style:name="gr3" style:family="graphic" style:parent-style-name="standard">
      <style:graphic-properties draw:fill-color="#fff9ae" draw:textarea-horizontal-align="justify" draw:textarea-vertical-align="middle" draw:auto-grow-height="false" fo:min-height="1.279cm" fo:min-width="6.439cm"/>
    </style:style>
    <style:style style:name="gr4" style:family="graphic" style:parent-style-name="standard">
      <style:graphic-properties draw:fill-color="#faa61a" draw:textarea-horizontal-align="justify" draw:textarea-vertical-align="middle" draw:auto-grow-height="false" fo:min-height="1.656cm" fo:min-width="1.59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start="Rounded_20_large_20_Arrow" draw:marker-end="" draw:textarea-vertical-align="middle"/>
    </style:style>
    <style:style style:name="gr7" style:family="graphic" style:parent-style-name="standard">
      <style:graphic-properties draw:fill-color="#fff9ae" draw:textarea-horizontal-align="justify" draw:textarea-vertical-align="middle" draw:auto-grow-height="false" fo:min-height="1.726cm" fo:min-width="1.476cm"/>
    </style:style>
    <style:style style:name="gr8" style:family="graphic" style:parent-style-name="standard">
      <style:graphic-properties draw:fill-color="#fff9ae" draw:textarea-horizontal-align="justify" draw:textarea-vertical-align="middle" draw:auto-grow-height="false" fo:min-height="1.985cm" fo:min-width="6.439cm"/>
    </style:style>
    <style:style style:name="gr9" style:family="graphic" style:parent-style-name="standard">
      <style:graphic-properties draw:marker-end="Rounded_20_large_20_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7da7d8"/>
      <style:paragraph-properties fo:text-align="center"/>
    </style:style>
    <style:style style:name="P3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aa61a"/>
      <style:paragraph-properties fo:text-align="center"/>
    </style:style>
    <style:style style:name="P5" style:family="paragraph">
      <loext:graphic-properties draw:fill-color="#fff9a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37cm" svg:height="5.08cm" svg:x="14.716cm" svg:y="6.207cm">
          <text:p text:style-name="P1">MySQL</text:p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9.779cm" svg:height="15.113cm" svg:x="2.043cm" svg:y="1.8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1" draw:id="id1" draw:layer="layout" svg:width="7.493cm" svg:height="1.651cm" svg:x="3.259cm" svg:y="3.54cm">
          <text:p text:style-name="P1"><text:span text:style-name="T1">Data provide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2" draw:id="id2" draw:layer="layout" svg:width="4.191cm" svg:height="3.81cm" svg:x="14.589cm" svg:y="1.762cm">
          <text:p text:style-name="P1">DarkSky</text:p>
          <text:p text:style-name="P1">API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10.752cm" svg:y1="4.366cm" svg:x2="14.589cm" svg:y2="3.667cm" draw:start-shape="id1" draw:start-glue-point="7" draw:end-shape="id2" draw:end-glue-point="5" svg:d="M10752 4366h1918v-699h1919" svg:viewBox="0 0 3838 700">
          <text:p/>
        </draw:connector>
        <draw:connector draw:style-name="gr6" draw:text-style-name="P1" draw:layer="layout" svg:x1="10.752cm" svg:y1="4.366cm" svg:x2="14.716cm" svg:y2="8.747cm" draw:start-shape="id1" draw:start-glue-point="7" draw:end-shape="id3" draw:end-glue-point="6" svg:d="M10752 4366h1982v4381h1982" svg:viewBox="0 0 3965 4382">
          <text:p/>
        </draw:connector>
        <draw:custom-shape draw:style-name="gr7" draw:text-style-name="P5" xml:id="id4" draw:id="id4" draw:layer="layout" svg:width="2.794cm" svg:height="2.794cm" svg:x="3.794cm" svg:y="6.574cm">
          <text:p text:style-name="P1"><text:span text:style-name="T2">disease</text:span></text:p>
          <text:p text:style-name="P1"><text:span text:style-name="T2">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5" draw:id="id5" draw:layer="layout" svg:width="2.794cm" svg:height="2.794cm" svg:x="7.35cm" svg:y="6.574cm">
          <text:p text:style-name="P1"><text:span text:style-name="T2">BBCH</text:span></text:p>
          <text:p text:style-name="P1"><text:span text:style-name="T2">pheno</text:span></text:p>
          <text:p text:style-name="P1"><text:span text:style-name="T2">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" draw:id="id6" draw:layer="layout" svg:width="7.493cm" svg:height="2.413cm" svg:x="3.259cm" svg:y="10.59cm">
          <text:p text:style-name="P1"><text:span text:style-name="T1">Data visualization</text:span></text:p>
          <text:p text:style-name="P1"><text:span text:style-name="T1">(weather, pheno, disease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svg:x1="7.006cm" svg:y1="5.191cm" svg:x2="5.191cm" svg:y2="6.574cm" draw:start-shape="id1" draw:start-glue-point="6" draw:end-shape="id4" draw:end-glue-point="4" svg:d="M7006 5191v692h-1815v691" svg:viewBox="0 0 1816 1384">
          <text:p/>
        </draw:connector>
        <draw:connector draw:style-name="gr9" draw:text-style-name="P1" draw:layer="layout" svg:x1="7.006cm" svg:y1="5.191cm" svg:x2="8.747cm" svg:y2="6.574cm" draw:start-shape="id1" draw:start-glue-point="6" draw:end-shape="id5" draw:end-glue-point="4" svg:d="M7006 5191v692h1741v691" svg:viewBox="0 0 1742 1384">
          <text:p/>
        </draw:connector>
        <draw:connector draw:style-name="gr5" draw:text-style-name="P1" draw:layer="layout" svg:x1="6.179cm" svg:y1="8.959cm" svg:x2="7.006cm" svg:y2="10.59cm" draw:start-shape="id4" draw:start-glue-point="9" draw:end-shape="id6" draw:end-glue-point="4" svg:d="M6179 8959v1020h827v611" svg:viewBox="0 0 828 1632">
          <text:p/>
        </draw:connector>
        <draw:connector draw:style-name="gr9" draw:text-style-name="P1" draw:layer="layout" svg:x1="7.759cm" svg:y1="8.959cm" svg:x2="7.006cm" svg:y2="10.59cm" draw:start-shape="id5" draw:start-glue-point="7" draw:end-shape="id6" draw:end-glue-point="4" svg:d="M7759 8959v1020h-753v611" svg:viewBox="0 0 754 1632">
          <text:p/>
        </draw:connector>
        <draw:custom-shape draw:style-name="gr8" draw:text-style-name="P3" xml:id="id7" draw:id="id7" draw:layer="layout" svg:width="7.493cm" svg:height="2.413cm" svg:x="3.259cm" svg:y="13.884cm">
          <text:p text:style-name="P1"><text:span text:style-name="T1">Flask HTTP API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svg:x1="7.006cm" svg:y1="13.003cm" svg:x2="7.006cm" svg:y2="13.884cm" draw:start-shape="id6" draw:start-glue-point="6" draw:end-shape="id7" draw:end-glue-point="4" svg:d="M7006 13003v881" svg:viewBox="0 0 1 882">
          <text:p/>
        </draw:connector>
        <draw:frame draw:style-name="gr10" draw:text-style-name="P6" draw:layer="layout" svg:width="6.731cm" svg:height="0.962cm" svg:x="3.794cm" svg:y="1.889cm">
          <draw:text-box>
            <text:p>GPRE Python code</text:p>
          </draw:text-box>
        </draw:frame>
        <draw:connector draw:style-name="gr9" draw:text-style-name="P1" draw:layer="layout" svg:x1="3.259cm" svg:y1="4.366cm" svg:x2="3.259cm" svg:y2="11.797cm" draw:start-shape="id1" draw:start-glue-point="5" draw:end-shape="id6" draw:end-glue-point="5" svg:d="M3259 4366h-502v7431h502" svg:viewBox="0 0 503 74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3:24:30.116024825</meta:creation-date>
    <dc:date>2020-06-23T13:54:50.207542712</dc:date>
    <meta:editing-duration>PT5M17S</meta:editing-duration>
    <meta:editing-cycles>3</meta:editing-cycles>
    <meta:generator>LibreOffice/6.0.7.3$Linux_X86_64 LibreOffice_project/00m0$Build-3</meta:generator>
    <meta:document-statistic meta:object-count="17"/>
  </office:meta>
</office:document-meta>
</file>